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1cm" fo:min-width="8cm"/>
    </style:style>
    <style:style style:name="gr2" style:family="graphic" style:parent-style-name="standard">
      <style:graphic-properties svg:stroke-color="#000000" draw:fill-color="#afd095" draw:textarea-horizontal-align="justify" draw:textarea-vertical-align="middle" draw:auto-grow-height="false" fo:min-height="0.805cm" fo:min-width="8cm"/>
      <style:paragraph-properties style:writing-mode="lr-tb"/>
    </style:style>
    <style:style style:name="gr3" style:family="graphic" style:parent-style-name="standard">
      <style:graphic-properties svg:stroke-color="#000000" draw:fill-color="#8e86ae" draw:textarea-horizontal-align="justify" draw:textarea-vertical-align="middle" draw:auto-grow-height="false" fo:min-height="0.1cm" fo:min-width="7.226cm"/>
    </style:style>
    <style:style style:name="gr4" style:family="graphic" style:parent-style-name="standard">
      <style:graphic-properties svg:stroke-color="#000000" draw:fill-color="#b2b2b2" draw:textarea-horizontal-align="justify" draw:textarea-vertical-align="middle" draw:auto-grow-height="false" fo:min-height="1.86cm" fo:min-width="2.976cm"/>
      <style:paragraph-properties style:writing-mode="lr-tb"/>
    </style:style>
    <style:style style:name="gr5" style:family="graphic" style:parent-style-name="standard" style:list-style-name="L1">
      <style:graphic-properties svg:stroke-color="#000000" draw:fill-color="#b2b2b2" draw:textarea-horizontal-align="justify" draw:textarea-vertical-align="middle" draw:auto-grow-height="false" fo:min-height="1.86cm" fo:min-width="2.976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509cm" fo:min-width="7.226cm"/>
      <style:paragraph-properties style:writing-mode="lr-tb"/>
    </style:style>
    <style:style style:name="gr7" style:family="graphic" style:parent-style-name="standard">
      <style:graphic-properties svg:stroke-color="#00a933" draw:fill-color="#00a933" draw:textarea-horizontal-align="justify" draw:textarea-vertical-align="middle" draw:auto-grow-height="false" fo:min-height="0.454cm" fo:min-width="1.817cm"/>
      <style:paragraph-properties style:writing-mode="lr-tb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12.25cm" fo:min-width="8cm"/>
    </style:style>
    <style:style style:name="gr9" style:family="graphic" style:parent-style-name="standard">
      <style:graphic-properties svg:stroke-color="#000000" draw:fill-color="#afd095" draw:textarea-horizontal-align="justify" draw:textarea-vertical-align="middle" draw:auto-grow-height="false" fo:min-height="0.665cm" fo:min-width="8cm"/>
      <style:paragraph-properties style:writing-mode="lr-tb"/>
    </style:style>
    <style:style style:name="gr10" style:family="graphic" style:parent-style-name="standard">
      <style:graphic-properties svg:stroke-color="#000000" draw:fill-color="#8e86ae" draw:textarea-horizontal-align="justify" draw:textarea-vertical-align="middle" draw:auto-grow-height="false" fo:min-height="0.054cm" fo:min-width="7.228cm"/>
    </style:style>
    <style:style style:name="gr11" style:family="graphic" style:parent-style-name="standard">
      <style:graphic-properties svg:stroke-color="#000000" draw:fill-color="#b2b2b2" draw:textarea-horizontal-align="justify" draw:textarea-vertical-align="middle" draw:auto-grow-height="false" fo:min-height="1.579cm" fo:min-width="2.978cm"/>
      <style:paragraph-properties style:writing-mode="lr-tb"/>
    </style:style>
    <style:style style:name="gr12" style:family="graphic" style:parent-style-name="standard" style:list-style-name="L1">
      <style:graphic-properties svg:stroke-color="#000000" draw:fill-color="#b2b2b2" draw:textarea-horizontal-align="justify" draw:textarea-vertical-align="middle" draw:auto-grow-height="false" fo:min-height="1.579cm" fo:min-width="2.978cm"/>
      <style:paragraph-properties style:writing-mode="lr-tb"/>
    </style:style>
    <style:style style:name="gr13" style:family="graphic" style:parent-style-name="standard">
      <style:graphic-properties svg:stroke-color="#000000" draw:fill-color="#b2b2b2" draw:textarea-horizontal-align="justify" draw:textarea-vertical-align="middle" draw:auto-grow-height="false" fo:min-height="1.274cm" fo:min-width="7.228cm"/>
      <style:paragraph-properties style:writing-mode="lr-tb"/>
    </style:style>
    <style:style style:name="gr14" style:family="graphic" style:parent-style-name="standard">
      <style:graphic-properties svg:stroke-color="#000000" draw:fill-color="#b2b2b2" draw:textarea-horizontal-align="justify" draw:textarea-vertical-align="middle" draw:auto-grow-height="false" fo:min-height="1.275cm" fo:min-width="7.228cm"/>
      <style:paragraph-properties style:writing-mode="lr-tb"/>
    </style:style>
    <style:style style:name="gr15" style:family="graphic" style:parent-style-name="standard">
      <style:graphic-properties svg:stroke-color="#00a933" draw:fill-color="#00a933" draw:textarea-horizontal-align="justify" draw:textarea-vertical-align="middle" draw:auto-grow-height="false" fo:min-height="0.36cm" fo:min-width="1.818cm"/>
      <style:paragraph-properties style:writing-mode="lr-tb"/>
    </style:style>
    <style:style style:name="gr16" style:family="graphic" style:parent-style-name="standard">
      <style:graphic-properties svg:stroke-color="#000000" draw:fill-color="#ffff00" draw:textarea-horizontal-align="justify" draw:textarea-vertical-align="middle" draw:auto-grow-height="false" fo:min-height="1.579cm" fo:min-width="5.682cm"/>
      <style:paragraph-properties style:writing-mode="lr-tb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10.5cm" fo:min-width="8cm"/>
    </style:style>
    <style:style style:name="gr18" style:family="graphic" style:parent-style-name="standard">
      <style:graphic-properties svg:stroke-color="#000000" draw:fill-color="#afd095" draw:textarea-horizontal-align="justify" draw:textarea-vertical-align="middle" draw:auto-grow-height="false" fo:min-height="0.758cm" fo:min-width="8cm"/>
      <style:paragraph-properties style:writing-mode="lr-tb"/>
    </style:style>
    <style:style style:name="gr19" style:family="graphic" style:parent-style-name="standard">
      <style:graphic-properties svg:stroke-color="#000000" draw:fill-color="#8e86ae" draw:textarea-horizontal-align="justify" draw:textarea-vertical-align="middle" draw:auto-grow-height="false" fo:min-height="0.086cm" fo:min-width="7.226cm"/>
    </style:style>
    <style:style style:name="gr20" style:family="graphic" style:parent-style-name="standard">
      <style:graphic-properties svg:stroke-color="#000000" draw:fill-color="#b2b2b2" draw:textarea-horizontal-align="justify" draw:textarea-vertical-align="middle" draw:auto-grow-height="false" fo:min-height="1.766cm" fo:min-width="2.976cm"/>
      <style:paragraph-properties style:writing-mode="lr-tb"/>
    </style:style>
    <style:style style:name="gr21" style:family="graphic" style:parent-style-name="standard" style:list-style-name="L1">
      <style:graphic-properties svg:stroke-color="#000000" draw:fill-color="#b2b2b2" draw:textarea-horizontal-align="justify" draw:textarea-vertical-align="middle" draw:auto-grow-height="false" fo:min-height="1.766cm" fo:min-width="2.976cm"/>
      <style:paragraph-properties style:writing-mode="lr-tb"/>
    </style:style>
    <style:style style:name="gr22" style:family="graphic" style:parent-style-name="standard">
      <style:graphic-properties svg:stroke-color="#000000" draw:fill-color="#b2b2b2" draw:textarea-horizontal-align="justify" draw:textarea-vertical-align="middle" draw:auto-grow-height="false" fo:min-height="1.429cm" fo:min-width="7.226cm"/>
      <style:paragraph-properties style:writing-mode="lr-tb"/>
    </style:style>
    <style:style style:name="gr23" style:family="graphic" style:parent-style-name="standard">
      <style:graphic-properties svg:stroke-color="#000000" draw:fill-color="#b2b2b2" draw:textarea-horizontal-align="justify" draw:textarea-vertical-align="middle" draw:auto-grow-height="false" fo:min-height="1.431cm" fo:min-width="7.226cm"/>
      <style:paragraph-properties style:writing-mode="lr-tb"/>
    </style:style>
    <style:style style:name="gr24" style:family="graphic" style:parent-style-name="standard">
      <style:graphic-properties svg:stroke-color="#00a933" draw:fill-color="#00a933" draw:textarea-horizontal-align="justify" draw:textarea-vertical-align="middle" draw:auto-grow-height="false" fo:min-height="0.422cm" fo:min-width="1.818cm"/>
      <style:paragraph-properties style:writing-mode="lr-tb"/>
    </style:style>
    <style:style style:name="gr25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5.11cm" fo:min-width="29.12cm" fo:padding-top="0.165cm" fo:padding-bottom="0.165cm" fo:padding-left="0.29cm" fo:padding-right="0.29cm"/>
      <style:paragraph-properties style:writing-mode="lr-tb"/>
    </style:style>
    <style:style style:name="gr26" style:family="graphic" style:parent-style-name="standard" style:list-style-name="L1">
      <style:graphic-properties svg:stroke-color="#000000" draw:fill-color="#b2b2b2" draw:textarea-horizontal-align="justify" draw:textarea-vertical-align="middle" draw:auto-grow-height="false" fo:min-height="1.86cm" fo:min-width="2.976cm"/>
      <style:paragraph-properties style:writing-mode="lr-tb"/>
    </style:style>
    <style:style style:name="gr27" style:family="graphic" style:parent-style-name="standard">
      <style:graphic-properties svg:stroke-color="#000000" draw:marker-start="" draw:marker-end="Reversed_20_Arrow" draw:fill-color="#ffffff" draw:textarea-horizontal-align="justify" draw:textarea-vertical-align="middle" draw:auto-grow-height="false" fo:min-height="11cm" fo:min-width="8cm"/>
    </style:style>
    <style:style style:name="gr28" style:family="graphic" style:parent-style-name="standard" style:list-style-name="L1">
      <style:graphic-properties svg:stroke-color="#000000" draw:fill-color="#b2b2b2" draw:textarea-horizontal-align="justify" draw:textarea-vertical-align="middle" draw:auto-grow-height="false" fo:min-height="1.86cm" fo:min-width="2.976cm"/>
      <style:paragraph-properties style:writing-mode="lr-tb"/>
    </style:style>
    <style:style style:name="gr29" style:family="graphic" style:parent-style-name="standard" style:list-style-name="L1">
      <style:graphic-properties svg:stroke-color="#000000" draw:fill-color="#b2b2b2" draw:textarea-horizontal-align="justify" draw:textarea-vertical-align="middle" draw:auto-grow-height="false" fo:min-height="1.86cm" fo:min-width="2.976cm"/>
      <style:paragraph-properties style:writing-mode="lr-tb"/>
    </style:style>
    <style:style style:name="gr30" style:family="graphic" style:parent-style-name="standard">
      <style:graphic-properties svg:stroke-color="#000000" draw:fill-color="#ff8000" draw:textarea-horizontal-align="justify" draw:textarea-vertical-align="middle" draw:auto-grow-height="false" fo:min-height="0.454cm" fo:min-width="1.817cm"/>
      <style:paragraph-properties style:writing-mode="lr-tb"/>
    </style:style>
    <style:style style:name="gr31" style:family="graphic" style:parent-style-name="objectwithoutfill">
      <style:graphic-properties draw:marker-end="Arrow" draw:marker-end-width="0.3cm" draw:fill="none" draw:textarea-vertical-align="middle"/>
      <style:paragraph-properties style:writing-mode="lr-tb"/>
    </style:style>
    <style:style style:name="gr32" style:family="graphic" style:parent-style-name="standard">
      <style:graphic-properties draw:stroke="none" draw:fill="none" fo:min-height="0.713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34" style:family="graphic" style:parent-style-name="standard">
      <style:graphic-properties svg:stroke-color="#000000" draw:fill-color="#ffffff" draw:textarea-horizontal-align="justify" draw:textarea-vertical-align="middle" draw:auto-grow-height="false" fo:min-height="7.75cm" fo:min-width="5cm"/>
    </style:style>
    <style:style style:name="gr35" style:family="graphic" style:parent-style-name="standard">
      <style:graphic-properties svg:stroke-color="#000000" draw:fill-color="#afd095" draw:textarea-horizontal-align="justify" draw:textarea-vertical-align="middle" draw:auto-grow-height="false" fo:min-height="0.5cm" fo:min-width="5cm"/>
      <style:paragraph-properties style:writing-mode="lr-tb"/>
    </style:style>
    <style:style style:name="gr36" style:family="graphic" style:parent-style-name="standard">
      <style:graphic-properties svg:stroke-color="#000000" draw:fill-color="#8e86ae" draw:textarea-horizontal-align="justify" draw:textarea-vertical-align="middle" draw:auto-grow-height="false" fo:min-height="0cm" fo:min-width="4.5cm"/>
    </style:style>
    <style:style style:name="gr37" style:family="graphic" style:parent-style-name="standard">
      <style:graphic-properties svg:stroke-color="#000000" draw:fill-color="#b2b2b2" draw:textarea-horizontal-align="justify" draw:textarea-vertical-align="middle" draw:auto-grow-height="false" fo:min-height="1.25cm" fo:min-width="1.75cm"/>
      <style:paragraph-properties style:writing-mode="lr-tb"/>
    </style:style>
    <style:style style:name="gr38" style:family="graphic" style:parent-style-name="standard" style:list-style-name="L1">
      <style:graphic-properties svg:stroke-color="#000000" draw:fill-color="#b2b2b2" draw:textarea-horizontal-align="justify" draw:textarea-vertical-align="middle" draw:auto-grow-height="false" fo:min-height="1.25cm" fo:min-width="1.75cm"/>
      <style:paragraph-properties style:writing-mode="lr-tb"/>
    </style:style>
    <style:style style:name="gr39" style:family="graphic" style:parent-style-name="standard">
      <style:graphic-properties draw:textarea-horizontal-align="justify" draw:textarea-vertical-align="middle" draw:auto-grow-height="false" fo:min-height="1cm" fo:min-width="4.5cm"/>
      <style:paragraph-properties style:writing-mode="lr-tb"/>
    </style:style>
    <style:style style:name="gr40" style:family="graphic" style:parent-style-name="standard">
      <style:graphic-properties svg:stroke-color="#00a933" draw:fill-color="#00a933" draw:textarea-horizontal-align="justify" draw:textarea-vertical-align="middle" draw:auto-grow-height="false" fo:min-height="0.25cm" fo:min-width="1cm"/>
      <style:paragraph-properties style:writing-mode="lr-tb"/>
    </style:style>
    <style:style style:name="gr41" style:family="graphic" style:parent-style-name="standard">
      <style:graphic-properties svg:stroke-color="#000000" draw:fill-color="#ffffff" draw:textarea-horizontal-align="justify" draw:textarea-vertical-align="middle" draw:auto-grow-height="false" fo:min-height="10cm" fo:min-width="5cm"/>
    </style:style>
    <style:style style:name="gr42" style:family="graphic" style:parent-style-name="standard" style:list-style-name="L1">
      <style:graphic-properties svg:stroke-color="#000000" draw:fill-color="#b2b2b2" draw:textarea-horizontal-align="justify" draw:textarea-vertical-align="middle" draw:auto-grow-height="false" fo:min-height="1.25cm" fo:min-width="1.75cm"/>
      <style:paragraph-properties style:writing-mode="lr-tb"/>
    </style:style>
    <style:style style:name="gr43" style:family="graphic" style:parent-style-name="standard">
      <style:graphic-properties svg:stroke-color="#000000" draw:fill-color="#b2b2b2" draw:textarea-horizontal-align="justify" draw:textarea-vertical-align="middle" draw:auto-grow-height="false" fo:min-height="1cm" fo:min-width="4.5cm"/>
      <style:paragraph-properties style:writing-mode="lr-tb"/>
    </style:style>
    <style:style style:name="gr44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7.86cm" fo:min-width="29.12cm" fo:padding-top="0.165cm" fo:padding-bottom="0.165cm" fo:padding-left="0.29cm" fo:padding-right="0.29cm"/>
      <style:paragraph-properties style:writing-mode="lr-tb"/>
    </style:style>
    <style:style style:name="gr45" style:family="graphic" style:parent-style-name="standard">
      <style:graphic-properties svg:stroke-color="#000000" draw:fill-color="#ffff00" draw:textarea-horizontal-align="justify" draw:textarea-vertical-align="middle" draw:auto-grow-height="false" fo:min-height="1.25cm" fo:min-width="3.5cm"/>
      <style:paragraph-properties style:writing-mode="lr-tb"/>
    </style:style>
    <style:style style:name="gr46" style:family="graphic" style:parent-style-name="standard" style:list-style-name="L1">
      <style:graphic-properties svg:stroke-color="#000000" draw:fill-color="#b2b2b2" draw:textarea-horizontal-align="justify" draw:textarea-vertical-align="middle" draw:auto-grow-height="false" fo:min-height="1.25cm" fo:min-width="1.75cm"/>
      <style:paragraph-properties style:writing-mode="lr-tb"/>
    </style:style>
    <style:style style:name="gr47" style:family="graphic" style:parent-style-name="objectwithoutfill">
      <style:graphic-properties svg:stroke-color="#000000" draw:marker-start="Extrémités_20_de_20_flèche_20_6" draw:marker-end="" draw:marker-end-width="0.3cm" draw:fill="none" draw:textarea-vertical-align="middle"/>
      <style:paragraph-properties style:writing-mode="lr-tb"/>
    </style:style>
    <style:style style:name="gr48" style:family="graphic" style:parent-style-name="standard">
      <style:graphic-properties svg:stroke-color="#000000" draw:fill-color="#ff972f" draw:textarea-horizontal-align="justify" draw:textarea-vertical-align="middle" draw:auto-grow-height="false" fo:min-height="0.25cm" fo:min-width="1cm"/>
    </style:style>
    <style:style style:name="gr49" style:family="graphic" style:parent-style-name="standard">
      <style:graphic-properties svg:stroke-color="#000000" draw:fill-color="#ff0000" draw:textarea-horizontal-align="justify" draw:textarea-vertical-align="middle" draw:auto-grow-height="false" fo:min-height="0.25cm" fo:min-width="1cm"/>
    </style:style>
    <style:style style:name="gr50" style:family="graphic" style:parent-style-name="standard" style:list-style-name="L1">
      <style:graphic-properties svg:stroke-color="#000000" draw:fill-color="#b2b2b2" draw:textarea-horizontal-align="justify" draw:textarea-vertical-align="middle" draw:auto-grow-height="false" fo:min-height="1.25cm" fo:min-width="1.75cm"/>
      <style:paragraph-properties style:writing-mode="lr-tb"/>
    </style:style>
    <style:style style:name="gr51" style:family="graphic" style:parent-style-name="standard" style:list-style-name="L1">
      <style:graphic-properties svg:stroke-color="#000000" draw:fill-color="#b2b2b2" draw:textarea-horizontal-align="justify" draw:textarea-vertical-align="middle" draw:auto-grow-height="false" fo:min-height="1cm" fo:min-width="4.5cm"/>
      <style:paragraph-properties style:writing-mode="lr-tb"/>
    </style:style>
    <style:style style:name="gr52" style:family="graphic" style:parent-style-name="standard" style:list-style-name="L1">
      <style:graphic-properties svg:stroke-color="#000000" draw:fill-color="#b2b2b2" draw:textarea-horizontal-align="justify" draw:textarea-vertical-align="middle" draw:auto-grow-height="false" fo:min-height="1.25cm" fo:min-width="1.75cm"/>
      <style:paragraph-properties style:writing-mode="lr-tb"/>
    </style:style>
    <style:style style:name="gr53" style:family="graphic" style:parent-style-name="standard">
      <style:graphic-properties svg:stroke-color="#000000" draw:fill-color="#ec9ba4" draw:textarea-horizontal-align="justify" draw:textarea-vertical-align="middle" draw:auto-grow-height="false" fo:min-height="0.5cm" fo:min-width="4.5cm"/>
      <style:paragraph-properties style:writing-mode="lr-tb"/>
    </style:style>
    <style:style style:name="gr54" style:family="graphic" style:parent-style-name="standard" style:list-style-name="L1">
      <style:graphic-properties svg:stroke-color="#000000" draw:fill-color="#ec9ba4" draw:textarea-horizontal-align="justify" draw:textarea-vertical-align="middle" draw:auto-grow-height="false" fo:min-height="0.5cm" fo:min-width="4.5cm"/>
      <style:paragraph-properties style:writing-mode="lr-tb"/>
    </style:style>
    <style:style style:name="gr55" style:family="graphic" style:parent-style-name="standard" style:list-style-name="L1">
      <style:graphic-properties svg:stroke-color="#000000" draw:fill-color="#ec9ba4" draw:textarea-horizontal-align="justify" draw:textarea-vertical-align="middle" draw:auto-grow-height="false" fo:min-height="0.5cm" fo:min-width="4.5cm"/>
      <style:paragraph-properties style:writing-mode="lr-tb"/>
    </style:style>
    <style:style style:name="gr56" style:family="graphic" style:parent-style-name="objectwithoutfill">
      <style:graphic-properties svg:stroke-color="#000000" draw:marker-end="Extrémités_20_de_20_flèche_20_7" draw:marker-end-width="0.3cm" draw:fill="none" draw:textarea-vertical-align="middle"/>
      <style:paragraph-properties style:writing-mode="lr-tb"/>
    </style:style>
    <style:style style:name="gr57" style:family="graphic" style:parent-style-name="objectwithoutfill">
      <style:graphic-properties svg:stroke-color="#000000" draw:marker-end="Extrémités_20_de_20_flèche_20_8" draw:marker-end-width="0.3cm" draw:fill="none" draw:textarea-vertical-align="middle"/>
      <style:paragraph-properties style:writing-mode="lr-tb"/>
    </style:style>
    <style:style style:name="gr58" style:family="graphic" style:parent-style-name="standard" style:list-style-name="L1">
      <style:graphic-properties svg:stroke-color="#000000" draw:fill-color="#b2b2b2" draw:textarea-horizontal-align="justify" draw:textarea-vertical-align="middle" draw:auto-grow-height="false" fo:min-height="1.25cm" fo:min-width="1.75cm"/>
      <style:paragraph-properties style:writing-mode="lr-tb"/>
    </style:style>
    <style:style style:name="gr59" style:family="graphic" style:parent-style-name="standard" style:list-style-name="L1">
      <style:graphic-properties svg:stroke-color="#000000" draw:fill-color="#ec9ba4" draw:textarea-horizontal-align="justify" draw:textarea-vertical-align="middle" draw:auto-grow-height="false" fo:min-height="0.5cm" fo:min-width="4.5cm"/>
      <style:paragraph-properties style:writing-mode="lr-tb"/>
    </style:style>
    <style:style style:name="gr60" style:family="graphic" style:parent-style-name="standard" style:list-style-name="L1">
      <style:graphic-properties svg:stroke-color="#000000" draw:fill-color="#ec9ba4" draw:textarea-horizontal-align="justify" draw:textarea-vertical-align="middle" draw:auto-grow-height="false" fo:min-height="0.5cm" fo:min-width="4.5cm"/>
      <style:paragraph-properties style:writing-mode="lr-tb"/>
    </style:style>
    <style:style style:name="gr61" style:family="graphic" style:parent-style-name="standard">
      <style:graphic-properties svg:stroke-color="#ff0000" draw:fill="solid" draw:fill-color="#ff0000" draw:textarea-horizontal-align="justify" draw:textarea-vertical-align="middle" draw:auto-grow-height="false" fo:min-height="0cm" fo:min-width="0cm"/>
    </style:style>
    <style:style style:name="gr62" style:family="graphic" style:parent-style-name="objectwithoutfill">
      <style:graphic-properties svg:stroke-color="#000000" draw:marker-end="Extrémités_20_de_20_flèche_20_15" draw:marker-end-width="0.3cm" draw:fill="none" draw:textarea-vertical-align="middle"/>
      <style:paragraph-properties style:writing-mode="lr-tb"/>
    </style:style>
    <style:style style:name="gr63" style:family="graphic" style:parent-style-name="objectwithoutfill">
      <style:graphic-properties svg:stroke-color="#000000" draw:marker-end="Extrémités_20_de_20_flèche_20_17" draw:marker-end-width="0.3cm" draw:fill="none" draw:textarea-vertical-align="middle"/>
      <style:paragraph-properties style:writing-mode="lr-tb"/>
    </style:style>
    <style:style style:name="gr64" style:family="graphic" style:parent-style-name="standard">
      <style:graphic-properties svg:stroke-color="#ffffff" draw:fill-color="#ffffff" draw:textarea-horizontal-align="justify" draw:textarea-vertical-align="middle" draw:auto-grow-height="false" fo:min-height="0.75cm" fo:min-width="4.5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afd095"/>
      <style:paragraph-properties fo:text-align="center" style:writing-mode="lr-tb"/>
    </style:style>
    <style:style style:name="P4" style:family="paragraph">
      <loext:graphic-properties draw:fill-color="#8e86ae"/>
      <style:paragraph-properties fo:text-align="center"/>
    </style:style>
    <style:style style:name="P5" style:family="paragraph">
      <style:paragraph-properties fo:text-align="center" style:writing-mode="lr-tb"/>
      <style:text-properties fo:font-size="12pt" style:font-size-asian="12pt" style:font-size-complex="12pt"/>
    </style:style>
    <style:style style:name="P6" style:family="paragraph">
      <loext:graphic-properties draw:fill-color="#b2b2b2"/>
      <style:paragraph-properties fo:text-align="center" style:writing-mode="lr-tb"/>
      <style:text-properties fo:font-size="12pt" style:font-size-asian="12pt" style:font-size-complex="12pt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8" style:family="paragraph">
      <loext:graphic-properties draw:fill-color="#b2b2b2"/>
      <style:paragraph-properties fo:margin-left="0cm" fo:margin-right="0cm" fo:margin-top="0cm" fo:margin-bottom="0cm" fo:line-height="100%" fo:text-align="center" fo:text-indent="0cm" style:writing-mode="lr-tb"/>
    </style:style>
    <style:style style:name="P9" style:family="paragraph">
      <loext:graphic-properties draw:fill-color="#00a933"/>
      <style:paragraph-properties fo:text-align="center" style:writing-mode="lr-tb"/>
    </style:style>
    <style:style style:name="P10" style:family="paragraph">
      <loext:graphic-properties draw:fill-color="#b2b2b2"/>
      <style:paragraph-properties fo:text-align="center" style:writing-mode="lr-tb"/>
    </style:style>
    <style:style style:name="P11" style:family="paragraph">
      <loext:graphic-properties draw:fill-color="#ffff00"/>
      <style:paragraph-properties fo:text-align="center" style:writing-mode="lr-tb"/>
    </style:style>
    <style:style style:name="P12" style:family="paragraph">
      <style:paragraph-properties fo:text-align="start" style:writing-mode="lr-tb"/>
      <style:text-properties style:font-name="Arial" fo:font-size="24pt" style:font-size-asian="24pt" style:font-size-complex="24pt"/>
    </style:style>
    <style:style style:name="P13" style:family="paragraph">
      <style:paragraph-properties fo:text-align="justify" style:writing-mode="lr-tb"/>
      <style:text-properties style:font-name="Arial" fo:font-size="24pt" style:font-size-asian="24pt" style:font-size-complex="24pt"/>
    </style:style>
    <style:style style:name="P14" style:family="paragraph">
      <style:paragraph-properties fo:margin-left="0cm" fo:margin-right="0cm" fo:margin-top="0cm" fo:margin-bottom="0cm" fo:line-height="100%" fo:text-align="justify" fo:text-indent="0cm" style:writing-mode="lr-tb"/>
      <style:text-properties style:font-name="Arial" fo:font-size="24pt" style:font-size-asian="24pt" style:font-size-complex="24pt"/>
    </style:style>
    <style:style style:name="P15" style:family="paragraph">
      <loext:graphic-properties draw:fill-color="#ffffff"/>
      <style:paragraph-properties fo:text-align="start" style:writing-mode="lr-tb"/>
      <style:text-properties style:font-name="Arial" fo:font-size="24pt" style:font-size-asian="24pt" style:font-size-complex="24pt"/>
    </style:style>
    <style:style style:name="P16" style:family="paragraph">
      <loext:graphic-properties draw:fill-color="#ff8000"/>
      <style:paragraph-properties fo:text-align="center" style:writing-mode="lr-tb"/>
    </style:style>
    <style:style style:name="P17" style:family="paragraph">
      <style:paragraph-properties fo:text-align="center"/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paragraph-properties fo:margin-left="0cm" fo:margin-right="0cm" fo:margin-top="0cm" fo:margin-bottom="0cm" fo:line-height="100%" fo:text-align="center" fo:text-indent="0cm"/>
    </style:style>
    <style:style style:name="P20" style:family="paragraph">
      <loext:graphic-properties draw:fill="none"/>
    </style:style>
    <style:style style:name="P21" style:family="paragraph">
      <loext:graphic-properties draw:fill="none" draw:fill-color="#ffffff"/>
    </style:style>
    <style:style style:name="P2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23" style:family="paragraph">
      <loext:graphic-properties draw:fill="none"/>
      <style:paragraph-properties fo:text-align="center" style:writing-mode="lr-tb"/>
    </style:style>
    <style:style style:name="P24" style:family="paragraph">
      <loext:graphic-properties draw:fill-color="#ff972f"/>
      <style:paragraph-properties fo:text-align="center"/>
    </style:style>
    <style:style style:name="P25" style:family="paragraph">
      <loext:graphic-properties draw:fill-color="#ff0000"/>
      <style:paragraph-properties fo:text-align="center"/>
    </style:style>
    <style:style style:name="P26" style:family="paragraph">
      <loext:graphic-properties draw:fill-color="#ec9ba4"/>
      <style:paragraph-properties fo:text-align="center" style:writing-mode="lr-tb"/>
    </style:style>
    <style:style style:name="P27" style:family="paragraph">
      <loext:graphic-properties draw:fill-color="#ec9ba4"/>
      <style:paragraph-properties fo:margin-left="0cm" fo:margin-right="0cm" fo:margin-top="0cm" fo:margin-bottom="0cm" fo:line-height="100%" fo:text-align="center" fo:text-indent="0cm" style:writing-mode="lr-tb"/>
    </style:style>
    <style:style style:name="P28" style:family="paragraph">
      <loext:graphic-properties draw:fill="solid" draw:fill-color="#ff0000"/>
      <style:paragraph-properties fo:text-align="center"/>
    </style:style>
    <style:style style:name="P29" style:family="paragraph">
      <loext:graphic-properties draw:fill-color="#ffffff"/>
      <style:paragraph-properties fo:text-align="center" style:writing-mode="lr-tb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Arial" fo:font-size="24pt" style:text-underline-style="solid" style:text-underline-width="auto" style:text-underline-color="font-color" style:font-size-asian="24pt" style:font-size-complex="24pt"/>
    </style:style>
    <style:style style:name="T3" style:family="text">
      <style:text-properties style:font-name="Arial" fo:font-size="24pt" style:font-size-asian="24pt" style:font-size-complex="24pt"/>
    </style:style>
    <style:style style:name="T4" style:family="text">
      <style:text-properties fo:font-variant="normal" fo:text-transform="none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afd095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Arial" fo:font-size="22pt" style:font-size-asian="22pt" style:font-size-complex="22pt"/>
    </style:style>
    <style:style style:name="T8" style:family="text">
      <style:text-properties fo:color="#3465a4" style:font-name="Arial" fo:font-size="22pt" style:font-size-asian="22pt" style:font-size-complex="22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acb20c" style:text-outline="false" style:text-line-through-style="none" style:text-line-through-type="none" style:font-name="Arial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8e86ae" style:font-name="Arial" fo:font-size="24pt" style:font-size-asian="24pt" style:font-size-complex="24pt"/>
    </style:style>
    <style:style style:name="T13" style:family="text">
      <style:text-properties fo:font-variant="normal" fo:text-transform="none" fo:color="#00a933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666666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ff8000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ff0000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8e86ae" style:font-name="Arial" fo:font-size="22pt" style:font-size-asian="22pt" style:font-size-complex="22pt"/>
    </style:style>
    <style:style style:name="T18" style:family="text">
      <style:text-properties fo:color="#666666" style:font-name="Arial" fo:font-size="22pt" style:font-size-asian="22pt" style:font-size-complex="22pt"/>
    </style:style>
    <style:style style:name="T19" style:family="text">
      <style:text-properties fo:font-variant="normal" fo:text-transform="none" fo:color="#00a933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ff6d6d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8000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8.5cm" svg:height="11.25cm" svg:x="2.25cm" svg:y="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.5cm" svg:height="1.055cm" svg:x="2.25cm" svg:y="1.5cm">
          <text:p text:style-name="P2">Menu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7.726cm" svg:height="0.35cm" svg:x="2.637cm" svg:y="2.9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3.476cm" svg:height="2.11cm" svg:x="2.637cm" svg:y="4.312cm">
          <text:p text:style-name="P5"><text:span text:style-name="T1">Ent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3.476cm" svg:height="2.11cm" svg:x="6.887cm" svg:y="4.312cm">
          <text:p text:style-name="P7"><text:span text:style-name="T1">IUT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7.726cm" svg:height="1.759cm" svg:x="2.637cm" svg:y="6.773cm">
          <text:p text:style-name="P2">Etu.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7.726cm" svg:height="1.759cm" svg:x="2.637cm" svg:y="8.882cm">
          <text:p text:style-name="P2">Stage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.317cm" svg:height="0.704cm" svg:x="8.046cm" svg:y="11.694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8.5cm" svg:height="12.5cm" svg:x="2.25cm" svg:y="13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xml:id="id2" draw:id="id2" draw:layer="layout" svg:width="8.5cm" svg:height="0.915cm" svg:x="2.25cm" svg:y="13.25cm">
          <text:p text:style-name="P2">Menu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7.728cm" svg:height="0.304cm" svg:x="2.636cm" svg:y="14.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6" draw:layer="layout" svg:width="3.478cm" svg:height="1.829cm" svg:x="2.636cm" svg:y="18.433cm">
          <text:p text:style-name="P5"><text:span text:style-name="T1">Ent.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3.478cm" svg:height="1.829cm" svg:x="6.886cm" svg:y="18.433cm">
          <text:p text:style-name="P7"><text:span text:style-name="T1">IUT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7.728cm" svg:height="1.524cm" svg:x="2.636cm" svg:y="20.567cm">
          <text:p text:style-name="P2">Etu.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7.728cm" svg:height="1.525cm" svg:x="2.636cm" svg:y="22.396cm">
          <text:p text:style-name="P2">Stage</text:p>
          <draw:enhanced-geometry svg:viewBox="0 0 21600 21600" draw:type="rectangle" draw:enhanced-path="M 0 0 L 21600 0 21600 21600 0 21600 0 0 Z N"/>
        </draw:custom-shape>
        <draw:custom-shape draw:style-name="gr15" draw:text-style-name="P9" xml:id="id3" draw:id="id3" draw:layer="layout" svg:width="2.318cm" svg:height="0.61cm" svg:x="5.341cm" svg:y="24.835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6.182cm" svg:height="1.829cm" svg:x="3.409cm" svg:y="15.994cm">
          <text:p text:style-name="P2">Signature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8.5cm" svg:height="10.75cm" svg:x="19.25cm" svg:y="1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xml:id="id4" draw:id="id4" draw:layer="layout" svg:width="8.5cm" svg:height="1.008cm" svg:x="19.25cm" svg:y="15cm">
          <text:p text:style-name="P2">Menu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7.726cm" svg:height="0.336cm" svg:x="19.637cm" svg:y="16.3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6" draw:layer="layout" svg:width="3.476cm" svg:height="2.016cm" svg:x="19.637cm" svg:y="17.687cm">
          <text:p text:style-name="P5"><text:span text:style-name="T1">Ent.</text:span></text:p>
          <draw:enhanced-geometry svg:viewBox="0 0 21600 21600" draw:type="rectangle" draw:enhanced-path="M 0 0 L 21600 0 21600 21600 0 21600 0 0 Z N"/>
        </draw:custom-shape>
        <draw:custom-shape draw:style-name="gr21" draw:text-style-name="P8" draw:layer="layout" svg:width="3.476cm" svg:height="2.016cm" svg:x="23.887cm" svg:y="17.687cm">
          <text:p text:style-name="P7"><text:span text:style-name="T1">IUT</text:span></text:p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7.726cm" svg:height="1.679cm" svg:x="19.637cm" svg:y="20.039cm">
          <text:p text:style-name="P2">Etu.</text:p>
          <draw:enhanced-geometry svg:viewBox="0 0 21600 21600" draw:type="rectangle" draw:enhanced-path="M 0 0 L 21600 0 21600 21600 0 21600 0 0 Z N"/>
        </draw:custom-shape>
        <draw:custom-shape draw:style-name="gr23" draw:text-style-name="P10" draw:layer="layout" svg:width="7.726cm" svg:height="1.681cm" svg:x="19.637cm" svg:y="22.054cm">
          <text:p text:style-name="P2">Stage</text:p>
          <draw:enhanced-geometry svg:viewBox="0 0 21600 21600" draw:type="rectangle" draw:enhanced-path="M 0 0 L 21600 0 21600 21600 0 21600 0 0 Z N"/>
        </draw:custom-shape>
        <draw:custom-shape draw:style-name="gr24" draw:text-style-name="P9" draw:layer="layout" svg:width="2.318cm" svg:height="0.672cm" svg:x="22.341cm" svg:y="24.742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25" draw:text-style-name="P15" draw:layer="layout" svg:width="29.7cm" svg:height="15.44cm" svg:x="0cm" svg:y="26.5cm">
          <text:p text:style-name="P12"><text:span text:style-name="T2">Légende </text:span><text:span text:style-name="T3">:</text:span></text:p>
          <text:p text:style-name="P13"><text:span text:style-name="T3"/></text:p>
          <text:p text:style-name="P14"><text:span text:style-name="T4">- </text:span><text:span text:style-name="T5">Vert clair</text:span><text:span text:style-name="T6"> → barre de navigation</text:span><text:span text:style-name="T6"><text:tab/></text:span><text:span text:style-name="T6"><text:tab/></text:span><text:span text:style-name="T7">- </text:span><text:span text:style-name="T8">Bleu</text:span><text:span text:style-name="T7"> → Zone textuel modifiable</text:span></text:p>
          <text:p text:style-name="P14"><text:span text:style-name="T9">- </text:span><text:span text:style-name="T10">Jaune</text:span><text:span text:style-name="T9">→ État des signatures</text:span><text:span text:style-name="T9"><text:tab/></text:span><text:span text:style-name="T11"><text:tab/></text:span><text:span text:style-name="T11"><text:tab/></text:span><text:span text:style-name="T3">- </text:span><text:span text:style-name="T12">Violet </text:span><text:span text:style-name="T3">→ barre de suivi de progression</text:span></text:p>
          <text:p text:style-name="P14"><text:span text:style-name="T9">- </text:span><text:span text:style-name="T13">Vert </text:span><text:span text:style-name="T9">→ Bouton valider</text:span><text:span text:style-name="T9"><text:tab/></text:span><text:span text:style-name="T9"><text:tab/></text:span><text:span text:style-name="T9"><text:tab/></text:span><text:span text:style-name="T9"><text:tab/></text:span><text:span text:style-name="T9">- <text:s/></text:span><text:span text:style-name="T14">Gris</text:span><text:span text:style-name="T9"> → Zone textuel non modifiable</text:span></text:p>
          <text:p text:style-name="P14"><text:span text:style-name="T6"><text:tab/></text:span><text:span text:style-name="T6"><text:tab/></text:span><text:span text:style-name="T6">(4 = Télécharger)</text:span><text:span text:style-name="T9"><text:tab/></text:span></text:p>
          <text:p text:style-name="P14"><text:span text:style-name="T9">- </text:span><text:span text:style-name="T15">Orange</text:span><text:span text:style-name="T9"> → Annuler la démarche</text:span><text:span text:style-name="T9"><text:tab/></text:span></text:p>
          <text:p text:style-name="P14"><text:span text:style-name="T6"/></text:p>
          <text:p text:style-name="P13"><text:span text:style-name="T3"/></text:p>
          <text:p text:style-name="P13"><text:span text:style-name="T3"/></text:p>
          <draw:enhanced-geometry svg:viewBox="0 0 21600 21600" draw:type="rectangle" draw:enhanced-path="M 0 0 L 21600 0 21600 21600 0 21600 0 0 Z N"/>
        </draw:custom-shape>
        <draw:custom-shape draw:style-name="gr2" draw:text-style-name="P3" xml:id="id8" draw:id="id8" draw:layer="layout" svg:width="8.5cm" svg:height="1.055cm" svg:x="2.25cm" svg:y="1.5cm">
          <text:p text:style-name="P2">Menu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7.726cm" svg:height="0.35cm" svg:x="2.637cm" svg:y="2.9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3.476cm" svg:height="2.11cm" svg:x="2.637cm" svg:y="4.312cm">
          <text:p text:style-name="P5"><text:span text:style-name="T1">Ent.</text:span></text:p>
          <draw:enhanced-geometry svg:viewBox="0 0 21600 21600" draw:type="rectangle" draw:enhanced-path="M 0 0 L 21600 0 21600 21600 0 21600 0 0 Z N"/>
        </draw:custom-shape>
        <draw:custom-shape draw:style-name="gr26" draw:text-style-name="P8" draw:layer="layout" svg:width="3.476cm" svg:height="2.11cm" svg:x="6.887cm" svg:y="4.312cm">
          <text:p text:style-name="P7"><text:span text:style-name="T1">IUT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7.726cm" svg:height="1.759cm" svg:x="2.637cm" svg:y="6.773cm">
          <text:p text:style-name="P2">Etu.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7.726cm" svg:height="1.759cm" svg:x="2.637cm" svg:y="8.882cm">
          <text:p text:style-name="P2">Stage</text:p>
          <draw:enhanced-geometry svg:viewBox="0 0 21600 21600" draw:type="rectangle" draw:enhanced-path="M 0 0 L 21600 0 21600 21600 0 21600 0 0 Z N"/>
        </draw:custom-shape>
        <draw:custom-shape draw:style-name="gr7" draw:text-style-name="P9" xml:id="id5" draw:id="id5" draw:layer="layout" svg:width="2.317cm" svg:height="0.704cm" svg:x="8.046cm" svg:y="11.694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8.5cm" svg:height="11.25cm" svg:x="19.25cm" svg:y="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.5cm" svg:height="1.055cm" svg:x="19.25cm" svg:y="1.5cm">
          <text:p text:style-name="P2">Menu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7.726cm" svg:height="0.35cm" svg:x="19.637cm" svg:y="2.9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3.476cm" svg:height="2.11cm" svg:x="19.637cm" svg:y="4.312cm">
          <text:p text:style-name="P5"><text:span text:style-name="T1">Ent.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3.476cm" svg:height="2.11cm" svg:x="23.887cm" svg:y="4.312cm">
          <text:p text:style-name="P7"><text:span text:style-name="T1">IUT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7.726cm" svg:height="1.759cm" svg:x="19.637cm" svg:y="6.773cm">
          <text:p text:style-name="P2">Etu.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7.726cm" svg:height="1.759cm" svg:x="19.637cm" svg:y="8.882cm">
          <text:p text:style-name="P2">Stage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.317cm" svg:height="0.704cm" svg:x="25.046cm" svg:y="11.694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3" xml:id="id6" draw:id="id6" draw:layer="layout" svg:width="8.5cm" svg:height="1.055cm" svg:x="19.25cm" svg:y="1.5cm">
          <text:p text:style-name="P2">Menu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7.726cm" svg:height="0.35cm" svg:x="19.637cm" svg:y="2.9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3.476cm" svg:height="2.11cm" svg:x="19.637cm" svg:y="4.312cm">
          <text:p text:style-name="P5"><text:span text:style-name="T1">Ent.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3.476cm" svg:height="2.11cm" svg:x="23.887cm" svg:y="4.312cm">
          <text:p text:style-name="P7"><text:span text:style-name="T1">IUT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7.726cm" svg:height="1.759cm" svg:x="19.637cm" svg:y="6.773cm">
          <text:p text:style-name="P2">Etu.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7.726cm" svg:height="1.759cm" svg:x="19.637cm" svg:y="8.882cm">
          <text:p text:style-name="P2">Stage</text:p>
          <draw:enhanced-geometry svg:viewBox="0 0 21600 21600" draw:type="rectangle" draw:enhanced-path="M 0 0 L 21600 0 21600 21600 0 21600 0 0 Z N"/>
        </draw:custom-shape>
        <draw:custom-shape draw:style-name="gr7" draw:text-style-name="P9" xml:id="id1" draw:id="id1" draw:layer="layout" svg:width="2.317cm" svg:height="0.704cm" svg:x="25.046cm" svg:y="11.694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30" draw:text-style-name="P16" xml:id="id7" draw:id="id7" draw:layer="layout" svg:width="2.317cm" svg:height="0.704cm" svg:x="19.65cm" svg:y="11.746cm">
          <text:p text:style-name="P2">1</text:p>
          <draw:enhanced-geometry svg:viewBox="0 0 21600 21600" draw:type="rectangle" draw:enhanced-path="M 0 0 L 21600 0 21600 21600 0 21600 0 0 Z N"/>
        </draw:custom-shape>
        <draw:connector draw:style-name="gr31" draw:text-style-name="P18" draw:layer="layout" draw:line-skew="8.352cm" svg:x1="25.046cm" svg:y1="12.046cm" svg:x2="10.75cm" svg:y2="13.707cm" draw:start-shape="id1" draw:start-glue-point="3" draw:end-shape="id2" draw:end-glue-point="1" svg:d="M25046 12046h1204v1661h-15500" svg:viewBox="0 0 15501 1662">
          <text:p text:style-name="P17"/>
          <text:p text:style-name="P17">2 : Valider<text:tab/><text:tab/></text:p>
        </draw:connector>
        <draw:connector draw:style-name="gr31" draw:text-style-name="P18" draw:layer="layout" svg:x1="7.659cm" svg:y1="25.14cm" svg:x2="19.25cm" svg:y2="15.504cm" draw:start-shape="id3" draw:start-glue-point="1" draw:end-shape="id4" draw:end-glue-point="3" svg:d="M7659 25140h5796v-9636h5795" svg:viewBox="0 0 11592 9637">
          <text:p text:style-name="P19"><text:tab/><text:tab/><text:tab/>3 : Signer</text:p>
        </draw:connector>
        <draw:connector draw:style-name="gr31" draw:text-style-name="P18" draw:layer="layout" draw:line-skew="2.194cm" svg:x1="10.363cm" svg:y1="12.046cm" svg:x2="19.25cm" svg:y2="2.027cm" draw:start-shape="id5" draw:start-glue-point="1" draw:end-shape="id6" draw:end-glue-point="3" svg:d="M10363 12046h6637v-10019h2250" svg:viewBox="0 0 8888 10020">
          <text:p text:style-name="P19"/>
          <text:p text:style-name="P19"/>
          <text:p text:style-name="P19"/>
          <text:p text:style-name="P19"/>
          <text:p text:style-name="P19"/>
          <text:p text:style-name="P19"/>
          <text:p text:style-name="P19"/>
          <text:p text:style-name="P19"/>
          <text:p text:style-name="P19"/>
          <text:p text:style-name="P19"/>
          <text:p text:style-name="P19"/>
          <text:p text:style-name="P19"/>
          <text:p text:style-name="P19">1 : Transmettre</text:p>
        </draw:connector>
        <draw:connector draw:style-name="gr31" draw:text-style-name="P18" draw:layer="layout" draw:line-skew="3.05cm" svg:x1="19.65cm" svg:y1="12.098cm" svg:x2="6.5cm" svg:y2="1.5cm" draw:start-shape="id7" draw:start-glue-point="3" draw:end-shape="id8" draw:end-glue-point="0" svg:d="M19650 12098h-1400v-11100h-11750v502" svg:viewBox="0 0 13151 11101">
          <text:p text:style-name="P17"/>
        </draw:connector>
        <draw:frame draw:style-name="gr32" draw:text-style-name="P20" draw:layer="layout" svg:width="2.72cm" svg:height="0.963cm" svg:x="9.272cm" svg:y="20.445cm">
          <draw:text-box>
            <text:p>Refuser</text:p>
          </draw:text-box>
        </draw:frame>
        <draw:frame draw:style-name="gr33" draw:text-style-name="P21" draw:layer="layout" svg:width="4cm" svg:height="1cm" svg:x="13cm" svg:y="0.25cm">
          <draw:text-box>
            <text:p text:style-name="P19">Refuser</text:p>
          </draw:text-box>
        </draw:frame>
      </draw:page>
      <draw:page draw:name="page2" draw:style-name="dp1" draw:master-page-name="Standard">
        <draw:custom-shape draw:style-name="gr34" draw:text-style-name="P1" draw:layer="layout" svg:width="5.5cm" svg:height="8cm" svg:x="21.75cm" svg:y="1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3" draw:layer="layout" svg:width="5.5cm" svg:height="0.75cm" svg:x="21.75cm" svg:y="1.75cm">
          <text:p text:style-name="P2">Menu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4" draw:layer="layout" svg:width="5cm" svg:height="0.25cm" svg:x="22cm" svg:y="2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6" draw:layer="layout" svg:width="2.25cm" svg:height="1.5cm" svg:x="22cm" svg:y="3.75cm">
          <text:p text:style-name="P5"><text:span text:style-name="T1">Etu.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8" draw:layer="layout" svg:width="2.25cm" svg:height="1.5cm" svg:x="24.75cm" svg:y="3.75cm">
          <text:p text:style-name="P7"><text:span text:style-name="T1">I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" draw:layer="layout" svg:width="5cm" svg:height="1.25cm" svg:x="22cm" svg:y="5.5cm">
          <text:p text:style-name="P2">Ent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" draw:layer="layout" svg:width="5cm" svg:height="1.25cm" svg:x="22cm" svg:y="7cm">
          <text:p text:style-name="P2">Stag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9" draw:layer="layout" svg:width="1.5cm" svg:height="0.5cm" svg:x="25.5cm" svg:y="9cm">
          <text:p text:style-name="P2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" draw:layer="layout" svg:width="5.5cm" svg:height="10.25cm" svg:x="6cm" svg:y="1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5.5cm" svg:height="0.75cm" svg:x="6cm" svg:y="12cm">
          <text:p text:style-name="P2">Menu</text:p>
          <draw:enhanced-geometry svg:viewBox="0 0 21600 21600" draw:type="rectangle" draw:enhanced-path="M 0 0 L 21600 0 21600 21600 0 21600 0 0 Z N"/>
        </draw:custom-shape>
        <draw:custom-shape draw:style-name="gr36" draw:text-style-name="P4" draw:layer="layout" svg:width="5cm" svg:height="0.25cm" svg:x="6.25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6" draw:layer="layout" svg:width="2.25cm" svg:height="1.5cm" svg:x="6.25cm" svg:y="16.25cm">
          <text:p text:style-name="P22"><text:span text:style-name="T1">Etu. 1</text:span></text:p>
          <draw:enhanced-geometry svg:viewBox="0 0 21600 21600" draw:type="rectangle" draw:enhanced-path="M 0 0 L 21600 0 21600 21600 0 21600 0 0 Z N"/>
        </draw:custom-shape>
        <draw:custom-shape draw:style-name="gr42" draw:text-style-name="P8" draw:layer="layout" svg:width="2.25cm" svg:height="1.5cm" svg:x="9cm" svg:y="16.25cm">
          <text:p text:style-name="P7"><text:span text:style-name="T1">IUT</text:span></text:p>
          <draw:enhanced-geometry svg:viewBox="0 0 21600 21600" draw:type="rectangle" draw:enhanced-path="M 0 0 L 21600 0 21600 21600 0 21600 0 0 Z N"/>
        </draw:custom-shape>
        <draw:custom-shape draw:style-name="gr43" draw:text-style-name="P10" draw:layer="layout" svg:width="5cm" svg:height="1.25cm" svg:x="6.25cm" svg:y="18cm">
          <text:p text:style-name="P2">Ent.</text:p>
          <draw:enhanced-geometry svg:viewBox="0 0 21600 21600" draw:type="rectangle" draw:enhanced-path="M 0 0 L 21600 0 21600 21600 0 21600 0 0 Z N"/>
        </draw:custom-shape>
        <draw:custom-shape draw:style-name="gr43" draw:text-style-name="P10" draw:layer="layout" svg:width="5cm" svg:height="1.25cm" svg:x="6.25cm" svg:y="19.5cm">
          <text:p text:style-name="P2">Stage</text:p>
          <draw:enhanced-geometry svg:viewBox="0 0 21600 21600" draw:type="rectangle" draw:enhanced-path="M 0 0 L 21600 0 21600 21600 0 21600 0 0 Z N"/>
        </draw:custom-shape>
        <draw:custom-shape draw:style-name="gr40" draw:text-style-name="P9" draw:layer="layout" svg:width="1.5cm" svg:height="0.5cm" svg:x="9.75cm" svg:y="21.48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44" draw:text-style-name="P15" draw:layer="layout" svg:width="29.7cm" svg:height="8.19cm" svg:x="0cm" svg:y="33.75cm">
          <text:p text:style-name="P12"><text:span text:style-name="T2">Légende </text:span><text:span text:style-name="T3">:</text:span></text:p>
          <text:p text:style-name="P13"><text:span text:style-name="T3"/></text:p>
          <text:p text:style-name="P14"><text:span text:style-name="T4">- </text:span><text:span text:style-name="T5">Vert clair</text:span><text:span text:style-name="T6"> → barre de navigation</text:span><text:span text:style-name="T6"><text:tab/></text:span><text:span text:style-name="T6"><text:tab/></text:span><text:span text:style-name="T7">- </text:span><text:span text:style-name="T8">Bleu</text:span><text:span text:style-name="T7"> → Zone textuel modifiable</text:span></text:p>
          <text:p text:style-name="P14"><text:span text:style-name="T4">- </text:span><text:span text:style-name="T16">Rouge </text:span><text:span text:style-name="T4">→ Bouton annuler</text:span><text:span text:style-name="T4"><text:tab/></text:span><text:span text:style-name="T4"><text:tab/></text:span><text:span text:style-name="T4"><text:tab/></text:span><text:span text:style-name="T4"><text:tab/></text:span><text:span text:style-name="T7">- </text:span><text:span text:style-name="T17">Violet </text:span><text:span text:style-name="T7">→ barre de suivi de progression</text:span></text:p>
          <text:p text:style-name="P14"><text:span text:style-name="T4">- </text:span><text:span text:style-name="T10">Jaune</text:span><text:span text:style-name="T6">→ Etat des signatures</text:span><text:span text:style-name="T6"><text:tab/></text:span><text:span text:style-name="T6"><text:tab/></text:span><text:span text:style-name="T6"><text:tab/></text:span><text:span text:style-name="T7">- <text:s/></text:span><text:span text:style-name="T18">Gris</text:span><text:span text:style-name="T7"> → Zone textuel non modifiable</text:span></text:p>
          <text:p text:style-name="P14"><text:span text:style-name="T4">- </text:span><text:span text:style-name="T19">Vert </text:span><text:span text:style-name="T6">→ Bouton valider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- </text:span><text:span text:style-name="T20">Rose </text:span><text:span text:style-name="T21">→ Liste étudiant</text:span></text:p>
          <text:p text:style-name="P14"><text:span text:style-name="T6"><text:tab/></text:span><text:span text:style-name="T6"><text:tab/></text:span><text:span text:style-name="T6">(3 = Télécharger)</text:span></text:p>
          <text:p text:style-name="P14"><text:span text:style-name="T6">- </text:span><text:span text:style-name="T22">Orange</text:span><text:span text:style-name="T6"> → Annuler la démarche</text:span></text:p>
          <text:p text:style-name="P13"><text:span text:style-name="T3"/></text:p>
          <text:p text:style-name="P13"><text:span text:style-name="T3"/></text:p>
          <draw:enhanced-geometry svg:viewBox="0 0 21600 21600" draw:type="rectangle" draw:enhanced-path="M 0 0 L 21600 0 21600 21600 0 21600 0 0 Z N"/>
        </draw:custom-shape>
        <draw:custom-shape draw:style-name="gr45" draw:text-style-name="P11" draw:layer="layout" svg:width="4cm" svg:height="1.5cm" svg:x="6.75cm" svg:y="14.25cm">
          <text:p text:style-name="P2">Signature</text:p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5.5cm" svg:height="8cm" svg:x="21.75cm" svg:y="24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3" draw:layer="layout" svg:width="5.5cm" svg:height="0.75cm" svg:x="21.75cm" svg:y="24.25cm">
          <text:p text:style-name="P2">Menu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4" draw:layer="layout" svg:width="5cm" svg:height="0.25cm" svg:x="22cm" svg:y="25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6" draw:layer="layout" svg:width="2.25cm" svg:height="1.5cm" svg:x="22cm" svg:y="26.25cm">
          <text:p text:style-name="P5"><text:span text:style-name="T1">Ent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8" draw:layer="layout" svg:width="2.25cm" svg:height="1.5cm" svg:x="24.75cm" svg:y="26.25cm">
          <text:p text:style-name="P7"><text:span text:style-name="T1">I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0" draw:layer="layout" svg:width="5cm" svg:height="1.25cm" svg:x="22cm" svg:y="28cm">
          <text:p text:style-name="P2">Etu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0" draw:layer="layout" svg:width="5cm" svg:height="1.25cm" svg:x="22cm" svg:y="29.5cm">
          <text:p text:style-name="P2">Stag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9" draw:layer="layout" svg:width="1.5cm" svg:height="0.5cm" svg:x="23.75cm" svg:y="3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7" draw:text-style-name="P23" draw:layer="layout" svg:x1="11.5cm" svg:y1="12.25cm" svg:x2="25.75cm" svg:y2="9.25cm">
          <text:p text:style-name="P17">1 : Valider</text:p>
          <text:p text:style-name="P17"/>
        </draw:line>
        <draw:custom-shape draw:style-name="gr48" draw:text-style-name="P24" xml:id="id9" draw:id="id9" draw:layer="layout" svg:width="1.5cm" svg:height="0.5cm" svg:x="8cm" svg:y="21.4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5" xml:id="id11" draw:id="id11" draw:layer="layout" svg:width="1.5cm" svg:height="0.5cm" svg:x="6.25cm" svg:y="21.4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5.5cm" svg:height="8cm" svg:x="21.75cm" svg:y="24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3" draw:layer="layout" svg:width="5.5cm" svg:height="0.75cm" svg:x="21.75cm" svg:y="24.25cm">
          <text:p text:style-name="P2">Menu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6" draw:text-style-name="P4" draw:layer="layout" svg:width="5cm" svg:height="0.25cm" svg:x="22cm" svg:y="25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6" draw:layer="layout" svg:width="2.25cm" svg:height="1.5cm" svg:x="22cm" svg:y="26.25cm">
          <text:p text:style-name="P5"><text:span text:style-name="T1">Etu. 1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8" draw:layer="layout" svg:width="2.25cm" svg:height="1.5cm" svg:x="24.75cm" svg:y="26.25cm">
          <text:p text:style-name="P7"><text:span text:style-name="T1">I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8" draw:layer="layout" svg:width="5cm" svg:height="1.25cm" svg:x="22cm" svg:y="28cm">
          <text:p text:style-name="P7"><text:span text:style-name="T1">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0" draw:layer="layout" svg:width="5cm" svg:height="1.25cm" svg:x="22cm" svg:y="29.5cm">
          <text:p text:style-name="P2">Stag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9" draw:layer="layout" svg:width="1.5cm" svg:height="0.5cm" svg:x="23.75cm" svg:y="31.5cm">
          <text:p text:style-name="P2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" draw:layer="layout" svg:width="5.5cm" svg:height="8cm" svg:x="6cm" svg:y="1.7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5.5cm" svg:height="0.75cm" svg:x="6cm" svg:y="1.75cm">
          <text:p text:style-name="P2">Menu</text:p>
          <draw:enhanced-geometry svg:viewBox="0 0 21600 21600" draw:type="rectangle" draw:enhanced-path="M 0 0 L 21600 0 21600 21600 0 21600 0 0 Z N"/>
        </draw:custom-shape>
        <draw:custom-shape draw:style-name="gr36" draw:text-style-name="P4" draw:layer="layout" svg:width="5cm" svg:height="0.25cm" svg:x="6.25cm" svg:y="2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6" draw:layer="layout" svg:width="2.25cm" svg:height="1.5cm" svg:x="6.25cm" svg:y="3.75cm">
          <text:p text:style-name="P5"><text:span text:style-name="T1">Ent.</text:span></text:p>
          <draw:enhanced-geometry svg:viewBox="0 0 21600 21600" draw:type="rectangle" draw:enhanced-path="M 0 0 L 21600 0 21600 21600 0 21600 0 0 Z N"/>
        </draw:custom-shape>
        <draw:custom-shape draw:style-name="gr52" draw:text-style-name="P8" draw:layer="layout" svg:width="2.25cm" svg:height="1.5cm" svg:x="9cm" svg:y="3.75cm">
          <text:p text:style-name="P7"><text:span text:style-name="T1">IUT</text:span></text:p>
          <draw:enhanced-geometry svg:viewBox="0 0 21600 21600" draw:type="rectangle" draw:enhanced-path="M 0 0 L 21600 0 21600 21600 0 21600 0 0 Z N"/>
        </draw:custom-shape>
        <draw:custom-shape draw:style-name="gr43" draw:text-style-name="P10" draw:layer="layout" svg:width="5cm" svg:height="1.25cm" svg:x="6.25cm" svg:y="5.5cm">
          <text:p text:style-name="P2">Etu.</text:p>
          <draw:enhanced-geometry svg:viewBox="0 0 21600 21600" draw:type="rectangle" draw:enhanced-path="M 0 0 L 21600 0 21600 21600 0 21600 0 0 Z N"/>
        </draw:custom-shape>
        <draw:custom-shape draw:style-name="gr43" draw:text-style-name="P10" draw:layer="layout" svg:width="5cm" svg:height="1.25cm" svg:x="6.25cm" svg:y="7cm">
          <text:p text:style-name="P2">Stage</text:p>
          <draw:enhanced-geometry svg:viewBox="0 0 21600 21600" draw:type="rectangle" draw:enhanced-path="M 0 0 L 21600 0 21600 21600 0 21600 0 0 Z N"/>
        </draw:custom-shape>
        <draw:custom-shape draw:style-name="gr40" draw:text-style-name="P9" draw:layer="layout" svg:width="1.5cm" svg:height="0.5cm" svg:x="8cm" svg:y="9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xml:id="id10" draw:id="id10" draw:layer="layout" svg:width="5.5cm" svg:height="8cm" svg:x="6cm" svg:y="1.7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5.5cm" svg:height="0.75cm" svg:x="6cm" svg:y="1.75cm">
          <text:p text:style-name="P2">Menu</text:p>
          <draw:enhanced-geometry svg:viewBox="0 0 21600 21600" draw:type="rectangle" draw:enhanced-path="M 0 0 L 21600 0 21600 21600 0 21600 0 0 Z N"/>
        </draw:custom-shape>
        <draw:custom-shape draw:style-name="gr53" draw:text-style-name="P26" draw:layer="layout" svg:width="5cm" svg:height="0.75cm" svg:x="6.25cm" svg:y="3.25cm">
          <text:p text:style-name="P2">Etu 1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27" draw:layer="layout" svg:width="5cm" svg:height="0.75cm" svg:x="6.25cm" svg:y="5.25cm">
          <text:p text:style-name="P7">Etu 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27" draw:layer="layout" svg:width="5cm" svg:height="0.75cm" svg:x="6.25cm" svg:y="4.25cm">
          <text:p text:style-name="P7">Etu 2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6" draw:text-style-name="P23" draw:layer="layout" svg:x1="11cm" svg:y1="3.75cm" svg:x2="21.75cm" svg:y2="2.5cm">
          <text:p text:style-name="P17">Sélection Etudiant 1</text:p>
          <text:p text:style-name="P17"/>
        </draw:line>
        <draw:line draw:style-name="gr57" draw:text-style-name="P23" draw:layer="layout" svg:x1="11cm" svg:y1="21.75cm" svg:x2="21.75cm" svg:y2="24.5cm">
          <text:p text:style-name="P17">2 : Signer</text:p>
          <text:p text:style-name="P17"/>
        </draw:line>
        <draw:custom-shape draw:style-name="gr34" draw:text-style-name="P1" draw:layer="layout" svg:width="5.5cm" svg:height="8cm" svg:x="6cm" svg:y="24.2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5.5cm" svg:height="0.75cm" svg:x="6cm" svg:y="24.25cm">
          <text:p text:style-name="P2">Menu</text:p>
          <draw:enhanced-geometry svg:viewBox="0 0 21600 21600" draw:type="rectangle" draw:enhanced-path="M 0 0 L 21600 0 21600 21600 0 21600 0 0 Z N"/>
        </draw:custom-shape>
        <draw:custom-shape draw:style-name="gr36" draw:text-style-name="P4" draw:layer="layout" svg:width="5cm" svg:height="0.25cm" svg:x="6.25cm" svg:y="25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6" draw:layer="layout" svg:width="2.25cm" svg:height="1.5cm" svg:x="6.25cm" svg:y="26.25cm">
          <text:p text:style-name="P5"><text:span text:style-name="T1">Ent.</text:span></text:p>
          <draw:enhanced-geometry svg:viewBox="0 0 21600 21600" draw:type="rectangle" draw:enhanced-path="M 0 0 L 21600 0 21600 21600 0 21600 0 0 Z N"/>
        </draw:custom-shape>
        <draw:custom-shape draw:style-name="gr58" draw:text-style-name="P8" draw:layer="layout" svg:width="2.25cm" svg:height="1.5cm" svg:x="9cm" svg:y="26.25cm">
          <text:p text:style-name="P7"><text:span text:style-name="T1">IUT</text:span></text:p>
          <draw:enhanced-geometry svg:viewBox="0 0 21600 21600" draw:type="rectangle" draw:enhanced-path="M 0 0 L 21600 0 21600 21600 0 21600 0 0 Z N"/>
        </draw:custom-shape>
        <draw:custom-shape draw:style-name="gr43" draw:text-style-name="P10" draw:layer="layout" svg:width="5cm" svg:height="1.25cm" svg:x="6.25cm" svg:y="28cm">
          <text:p text:style-name="P2">Etu.</text:p>
          <draw:enhanced-geometry svg:viewBox="0 0 21600 21600" draw:type="rectangle" draw:enhanced-path="M 0 0 L 21600 0 21600 21600 0 21600 0 0 Z N"/>
        </draw:custom-shape>
        <draw:custom-shape draw:style-name="gr43" draw:text-style-name="P10" draw:layer="layout" svg:width="5cm" svg:height="1.25cm" svg:x="6.25cm" svg:y="29.5cm">
          <text:p text:style-name="P2">Stage</text:p>
          <draw:enhanced-geometry svg:viewBox="0 0 21600 21600" draw:type="rectangle" draw:enhanced-path="M 0 0 L 21600 0 21600 21600 0 21600 0 0 Z N"/>
        </draw:custom-shape>
        <draw:custom-shape draw:style-name="gr40" draw:text-style-name="P9" draw:layer="layout" svg:width="1.5cm" svg:height="0.5cm" svg:x="8cm" svg:y="31.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5.5cm" svg:height="8cm" svg:x="6cm" svg:y="24.2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5.5cm" svg:height="0.75cm" svg:x="6cm" svg:y="24.25cm">
          <text:p text:style-name="P2">Menu</text:p>
          <draw:enhanced-geometry svg:viewBox="0 0 21600 21600" draw:type="rectangle" draw:enhanced-path="M 0 0 L 21600 0 21600 21600 0 21600 0 0 Z N"/>
        </draw:custom-shape>
        <draw:custom-shape draw:style-name="gr53" draw:text-style-name="P26" xml:id="id12" draw:id="id12" draw:layer="layout" svg:width="5cm" svg:height="0.75cm" svg:x="6.25cm" svg:y="25.75cm">
          <text:p text:style-name="P2">Etu 1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27" draw:layer="layout" svg:width="5cm" svg:height="0.75cm" svg:x="6.25cm" svg:y="27.75cm">
          <text:p text:style-name="P7">Etu 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27" draw:layer="layout" svg:width="5cm" svg:height="0.75cm" svg:x="6.25cm" svg:y="26.75cm">
          <text:p text:style-name="P7">Etu 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draw:layer="layout" svg:width="0.68cm" svg:height="0.699cm" draw:transform="rotate (0.785398163397448) translate (10.275cm 26.131cm)">
          <text:p/>
          <draw:enhanced-geometry svg:viewBox="0 0 21600 21600" draw:mirror-vertical="false" draw:mirror-horizontal="false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onnector draw:style-name="gr62" draw:text-style-name="P23" draw:layer="layout" draw:type="lines" draw:line-skew="-3.749cm -1.749cm" svg:x1="8cm" svg:y1="21.73cm" svg:x2="6cm" svg:y2="5.75cm" draw:start-shape="id9" draw:start-glue-point="3" draw:end-shape="id10" draw:end-glue-point="3" svg:d="M8000 21730h-4250v-15980h2250" svg:viewBox="0 0 4251 15981">
          <text:p text:style-name="P17"><text:s text:c="2"/>Signer plus tard</text:p>
          <text:p text:style-name="P17"/>
          <text:p text:style-name="P17"/>
          <text:p text:style-name="P17"/>
          <text:p text:style-name="P17"/>
          <text:p text:style-name="P17"/>
          <text:p text:style-name="P17"/>
          <text:p text:style-name="P17"><text:s/></text:p>
        </draw:connector>
        <draw:connector draw:style-name="gr63" draw:text-style-name="P23" draw:layer="layout" draw:type="lines" draw:line-skew="0.269cm -1.999cm" svg:x1="7cm" svg:y1="21.98cm" svg:x2="6.25cm" svg:y2="26.125cm" draw:start-shape="id11" draw:start-glue-point="2" draw:end-shape="id12" draw:end-glue-point="3" svg:d="M7000 21980v770l-3250 3375h2500" svg:viewBox="0 0 3251 4146">
          <text:p text:style-name="P17">Refuser <text:s text:c="12"/></text:p>
        </draw:connector>
        <draw:custom-shape draw:style-name="gr64" draw:text-style-name="P29" draw:layer="layout" svg:width="5cm" svg:height="1cm" svg:x="12.25cm" svg:y="26cm">
          <text:p text:style-name="P2">La croix indique que</text:p>
          <text:p text:style-name="P2">l’entreprise a refusé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15" draw:display-name="Extrémités de flèche 15" svg:viewBox="0 0 20 20" svg:d="M0 20l10-20 10 20z"/>
    <draw:marker draw:name="Extrémités_20_de_20_flèche_20_17" draw:display-name="Extrémités de flèche 17" svg:viewBox="0 0 20 20" svg:d="M0 20l10-20 10 20z"/>
    <draw:marker draw:name="Extrémités_20_de_20_flèche_20_6" draw:display-name="Extrémités de flèche 6" svg:viewBox="0 0 20 40" svg:d="M0 40l10-40 10 4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marker draw:name="Reversed_20_Arrow" draw:display-name="Reversed Arrow" svg:viewBox="0 0 20 30" svg:d="M10 30l-10-30h20z"/>
    <draw:marker draw:name="Small_20_Arrow" draw:display-name="Small Arrow" svg:viewBox="0 0 1321 3493" svg:d="M1321 3493h-1321l661-349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1T14:52:50.996993053</meta:creation-date>
    <dc:date>2021-10-11T00:57:43.762515040</dc:date>
    <meta:editing-duration>PT29S</meta:editing-duration>
    <meta:editing-cycles>3</meta:editing-cycles>
    <meta:generator>LibreOffice/6.4.7.2$Linux_X86_64 LibreOffice_project/40$Build-2</meta:generator>
    <meta:document-statistic meta:object-count="124"/>
  </office:meta>
</office:document-meta>
</file>